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8083in" fo:break-before="auto" style:use-optimal-row-height="true"/>
    </style:style>
    <style:style style:name="ro6" style:family="table-row">
      <style:table-row-properties style:row-height="0.9945in" fo:break-before="auto" style:use-optimal-row-height="true"/>
    </style:style>
    <style:style style:name="ro7" style:family="table-row">
      <style:table-row-properties style:row-height="1.1189in" fo:break-before="auto" style:use-optimal-row-height="true"/>
    </style:style>
    <style:style style:name="ro8" style:family="table-row">
      <style:table-row-properties style:row-height="0.6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color="#666666"/>
    </style:style>
    <style:style style:name="ce7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666666"/>
    </style:style>
    <style:style style:name="ce8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c9211e"/>
    </style:style>
    <style:style style:name="ce11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4" table:number-columns-repeated="1012" table:default-cell-style-name="ce1"/>
        <table:table-row table:style-name="ro1">
          <table:table-cell table:style-name="ce2" office:value-type="string" calcext:value-type="string">
            <text:p>Note</text:p>
          </table:table-cell>
          <table:table-cell table:style-name="ce7" office:value-type="string" calcext:value-type="string">
            <text:p>Viewed</text:p>
          </table:table-cell>
          <table:table-cell table:style-name="ce7" office:value-type="string" calcext:value-type="string">
            <text:p>Mocked</text:p>
          </table:table-cell>
          <table:table-cell table:style-name="ce7" office:value-type="string" calcext:value-type="string">
            <text:p>Mocked r2</text:p>
          </table:table-cell>
          <table:table-cell table:style-name="ce7" office:value-type="string" calcext:value-type="string">
            <text:p>Apr</text:p>
          </table:table-cell>
          <table:table-cell table:style-name="ce7" office:value-type="string" calcext:value-type="string">
            <text:p>Follow-u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Freq</text:p>
          </table:table-cell>
          <table:table-cell table:style-name="ce7" table:number-columns-repeated="5"/>
          <table:table-cell table:style-name="ce11" table:number-columns-repeated="1011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float" office:value="1249" calcext:value-type="float">
            <text:p>12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x2) 不用stack怎么做 / 不用extra memory做(output string不算的话)</text:p>
          </table:table-cell>
          <table:table-cell/>
          <table:table-cell table:style-name="ce3"/>
          <table:table-cell table:number-columns-repeated="101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x2) input 是两个file path (originalPath, changePath) 输出 最后的path</text:p>
          </table:table-cell>
          <table:table-cell table:number-columns-repeated="3"/>
          <table:table-cell table:style-name="ce3"/>
          <table:table-cell table:number-columns-repeated="101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没有除法</text:p>
          </table:table-cell>
          <table:table-cell office:value-type="string" calcext:value-type="string">
            <text:p>Lc 77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"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8"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给定一个target k，求是否有连续的子数组的和为K。用hashset</text:p>
          </table:table-cell>
          <table:table-cell table:number-columns-repeated="1015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x2) 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office:value-type="string" calcext:value-type="string">
            <text:p>变形 k sorted array, 有重复, 结果要去重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3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不能用sorting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float" office:value="921" calcext:value-type="float">
            <text:p>9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6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但是输入是 (current_working_directory, cd_args).</text:p>
            <text:p>for example:</text:p>
            <text:p>cwd: /usr/local</text:p>
            <text:p>cd args: ../../</text:p>
            <text:p>expected output: ‍‍‌‌‌‌‍‍‍‌‍‍‍‌‌‌‌‌‍/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改成相邻元素可以一样</text:p>
          </table:table-cell>
          <table:table-cell/>
          <table:table-cell table:style-name="ce3"/>
          <table:table-cell table:number-columns-repeated="1013"/>
        </table:table-row>
        <table:table-row table:style-name="ro3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就又问要是每层的average怎么改 = 637</text:p>
          </table:table-cell>
          <table:table-cell office:value-type="string" calcext:value-type="string">
            <text:p>用BFS ，后来面试官被要求用DFS</text:p>
          </table:table-cell>
          <table:table-cell table:style-name="ce3"/>
          <table:table-cell table:number-columns-repeated="1013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llow up: how to detect invalid begin/end time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249" calcext:value-type="float">
            <text:p>124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"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3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不是找下一个，是找上一个</text:p>
          </table:table-cell>
          <table:table-cell office:value-type="string" calcext:value-type="string">
            <text:p>给一堆digit， 输出它们可以组成的第二大integer</text:p>
          </table:table-cell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3">
          <table:table-cell table:number-columns-repeated="6"/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不需要evict</text:p>
          </table:table-cell>
          <table:table-cell table:style-name="ce3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827" calcext:value-type="float">
            <text:p>827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" office:value-type="float" office:value="1762" calcext:value-type="float">
            <text:p>176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(1) space</text:p>
          </table:table-cell>
          <table:table-cell office:value-type="string" calcext:value-type="string">
            <text:p>从尾到头删除第k个node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/>
          <table:table-cell table:number-columns-repeated="1014"/>
        </table:table-row>
        <table:table-row table:style-name="ro3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需要考虑小数点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/>
          <table:table-cell office:value-type="string" calcext:value-type="string">
            <text:p>要求空间复杂度O(1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只有小括号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只是返回coun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42" calcext:value-type="float">
            <text:p>42</text:p>
          </table:table-cell>
          <table:table-cell table:number-columns-repeated="3"/>
          <table:table-cell table:style-name="ce10" table:number-columns-repeated="101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只能switch两个字母一次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65" calcext:value-type="float">
            <text:p>65</text:p>
          </table:table-cell>
          <table:table-cell/>
          <table:table-cell office:value-type="string" calcext:value-type="string">
            <text:p>不用考虑 e 的情况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33" calcext:value-type="float">
            <text:p>13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36" calcext:value-type="float">
            <text:p>136</text:p>
          </table:table-cell>
          <table:table-cell/>
          <table:table-cell office:value-type="string" calcext:value-type="string">
            <text:p>给一个integer数组，判断里面是不是所有number都是出现了偶数次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table:style-name="ce6"/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12" calcext:value-type="float">
            <text:p>21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3">
          <table:table-cell table:number-columns-repeated="6"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没有括号的版本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35" calcext:value-type="float">
            <text:p>23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nplace</text:p>
          </table:table-cell>
          <table:table-cell table:style-name="ce3"/>
          <table:table-cell table:number-columns-repeated="1014"/>
        </table:table-row>
        <table:table-row table:style-name="ro3">
          <table:table-cell table:number-columns-repeated="6"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要求stack, no stack两种写法都要会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53" calcext:value-type="float">
            <text:p>25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63" calcext:value-type="float">
            <text:p>26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66" calcext:value-type="float">
            <text:p>26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67" calcext:value-type="float">
            <text:p>26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69" calcext:value-type="float">
            <text:p>26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78" calcext:value-type="float">
            <text:p>27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86" calcext:value-type="float">
            <text:p>28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3">
          <table:table-cell table:number-columns-repeated="6"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没说是consecutiv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325" calcext:value-type="float">
            <text:p>32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329" calcext:value-type="float">
            <text:p>32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333" calcext:value-type="float">
            <text:p>33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339" calcext:value-type="float">
            <text:p>33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346" calcext:value-type="float">
            <text:p>34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380" calcext:value-type="float">
            <text:p>380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找最大的target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408" calcext:value-type="float">
            <text:p>40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416" calcext:value-type="float">
            <text:p>41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463" calcext:value-type="float">
            <text:p>46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491" calcext:value-type="float">
            <text:p>491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503" calcext:value-type="float">
            <text:p>50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16" calcext:value-type="float">
            <text:p>516</text:p>
          </table:table-cell>
          <table:table-cell table:style-name="ce10"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6"/>
          <table:table-cell office:value-type="float" office:value="523" calcext:value-type="float">
            <text:p>52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528" calcext:value-type="float">
            <text:p>52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536" calcext:value-type="float">
            <text:p>53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543" calcext:value-type="float">
            <text:p>54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567" calcext:value-type="float">
            <text:p>56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609" calcext:value-type="float">
            <text:p>609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7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622" calcext:value-type="float">
            <text:p>622</text:p>
          </table:table-cell>
          <table:table-cell/>
          <table:table-cell office:value-type="string" calcext:value-type="string">
            <text:p>主要考circular deque的circular是怎么实现的。write是给一个数组，执行enQueue，read是给一个int n，然后deQueue n个元素出来。整个queue有max capacity (<text:a xlink:href="https://www.1point3acres.com/bbs/thread-875476-1-1.html" xlink:type="simple">https://www.1point3acres.com/bbs/thread-875476-1-1.html</text:a>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ayerwise maximum of binary tree</text:p>
          </table:table-cell>
          <table:table-cell table:style-name="ce3"/>
          <table:table-cell table:number-columns-repeated="1014"/>
        </table:table-row>
        <table:table-row table:style-name="ro3">
          <table:table-cell table:number-columns-repeated="6"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没有要求值一样, 只用求最长的路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708" calcext:value-type="float">
            <text:p>70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8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713" calcext:value-type="float">
            <text:p>713</text:p>
          </table:table-cell>
          <table:table-cell/>
          <table:table-cell office:value-type="string" calcext:value-type="string">
            <text:p>给你一个整数数组arr和一个整数k，返回所有长度为二的整数次幂的子数组，且子数组所有元素之和在k到2k之间 (返回所有subarray)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721" calcext:value-type="float">
            <text:p>72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735" calcext:value-type="float">
            <text:p>735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742" calcext:value-type="float">
            <text:p>74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748" calcext:value-type="float">
            <text:p>74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839" calcext:value-type="float">
            <text:p>839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3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878" calcext:value-type="float">
            <text:p>878</text:p>
          </table:table-cell>
          <table:table-cell/>
          <table:table-cell office:value-type="string" calcext:value-type="string">
            <text:p>分木头: 让找最紧的搜索空间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38" calcext:value-type="float">
            <text:p>93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939" calcext:value-type="float">
            <text:p>939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973" calcext:value-type="float">
            <text:p>97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973" calcext:value-type="float">
            <text:p>973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977" calcext:value-type="float">
            <text:p>977</text:p>
          </table:table-cell>
          <table:table-cell/>
          <table:table-cell office:value-type="string" calcext:value-type="string">
            <text:p>有负数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008" calcext:value-type="float">
            <text:p>100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029" calcext:value-type="float">
            <text:p>102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Facebook-phonevideo-find-cheese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6"/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重复移除所有连续的duplicates(可以是&gt;= 2个duplicates), 直到不能再移除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123" calcext:value-type="float">
            <text:p>112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206" calcext:value-type="float">
            <text:p>120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239" calcext:value-type="float">
            <text:p>123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329" calcext:value-type="float">
            <text:p>132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382" calcext:value-type="float">
            <text:p>138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428" calcext:value-type="float">
            <text:p>142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570" calcext:value-type="float">
            <text:p>157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891" calcext:value-type="float">
            <text:p>189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193" calcext:value-type="float">
            <text:p>2193</text:p>
          </table:table-cell>
          <table:table-cell table:number-columns-repeated="1017"/>
        </table:table-row>
        <table:table-row table:style-name="ro1" table:number-rows-repeated="18">
          <table:table-cell table:number-columns-repeated="6"/>
          <table:table-cell table:style-name="ce14"/>
          <table:table-cell table:number-columns-repeated="1017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16"/>
        <table:table-row table:style-name="ro3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182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14:25:11.595934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10T20:09:20.397199757</dc:date>
    <meta:editing-duration>P1DT8H36M52S</meta:editing-duration>
    <meta:editing-cycles>141</meta:editing-cycles>
    <meta:document-statistic meta:table-count="2" meta:cell-count="436" meta:object-count="0"/>
  </office:meta>
</office:document-meta>
</file>